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724cm"/>
    </style:style>
    <style:style style:name="co3" style:family="table-column">
      <style:table-column-properties fo:break-before="auto" style:column-width="8.985cm"/>
    </style:style>
    <style:style style:name="co4" style:family="table-column">
      <style:table-column-properties fo:break-before="auto" style:column-width="8.966cm"/>
    </style:style>
    <style:style style:name="ro1" style:family="table-row">
      <style:table-row-properties style:row-height="0.452cm" fo:break-before="auto" style:use-optimal-row-height="true"/>
    </style:style>
    <style:style style:name="ro2" style:family="table-row">
      <style:table-row-properties style:row-height="3.2cm" fo:break-before="auto" style:use-optimal-row-height="true"/>
    </style:style>
    <style:style style:name="ro3" style:family="table-row">
      <style:table-row-properties style:row-height="9.135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6.765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11.109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9.924cm" fo:break-before="auto" style:use-optimal-row-height="true"/>
    </style:style>
    <style:style style:name="ro15" style:family="table-row">
      <style:table-row-properties style:row-height="9.924cm" fo:break-before="auto" style:use-optimal-row-height="true"/>
    </style:style>
    <style:style style:name="ro16" style:family="table-row">
      <style:table-row-properties style:row-height="14.268cm" fo:break-before="auto" style:use-optimal-row-height="true"/>
    </style:style>
    <style:style style:name="ro17" style:family="table-row">
      <style:table-row-properties style:row-height="14.268cm" fo:break-before="auto" style:use-optimal-row-height="true"/>
    </style:style>
    <style:style style:name="ro18" style:family="table-row">
      <style:table-row-properties style:row-height="10.714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2.817cm" fo:break-before="auto" style:use-optimal-row-height="true"/>
    </style:style>
    <style:style style:name="ro21" style:family="table-row">
      <style:table-row-properties style:row-height="12.689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Liberation Sans" fo:font-size="10pt" style:font-size-asian="10pt" style:font-size-complex="10pt"/>
    </style:style>
    <style:style style:name="ce15" style:family="table-cell" style:parent-style-name="Default">
      <style:table-cell-properties fo:wrap-option="wrap"/>
      <style:text-properties fo:font-size="10pt" style:font-size-asian="10pt" style:font-size-complex="10pt"/>
    </style:style>
    <style:style style:name="ce16" style:family="table-cell" style:parent-style-name="Default">
      <style:text-properties style:font-name="Liberation Sans" fo:font-size="10pt" style:font-size-asian="10pt" style:font-size-complex="10pt"/>
    </style:style>
    <style:style style:name="ce17" style:family="table-cell" style:parent-style-name="Default">
      <style:table-cell-properties fo:wrap-option="wrap"/>
    </style:style>
    <style:style style:name="ce18" style:family="table-cell" style:parent-style-name="Default">
      <style:table-cell-properties fo:wrap-option="wrap"/>
      <style:text-properties style:text-outline="false" style:text-line-through-style="none" style:text-line-through-type="none" style:font-name="Liberation Sans" fo:font-size="10pt" fo:text-shadow="none" style:text-underline-style="none" fo:font-weight="normal" style:text-underline-mode="continuous" style:text-overline-mode="continuous" style:text-line-through-mode="continuous" style:font-size-asian="10pt" style:font-style-asian="normal" style:font-weight-asian="normal" style:font-size-complex="10pt"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font-name="Liberation Sans" fo:font-size="10pt" style:font-size-asian="10pt" style:font-size-complex="10pt"/>
    </style:style>
    <style:style style:name="ce26" style:family="table-cell" style:parent-style-name="Default">
      <style:table-cell-properties fo:wrap-option="wrap"/>
      <style:text-properties fo:font-size="10pt" style:font-size-asian="10pt" style:font-size-complex="10pt"/>
    </style:style>
    <style:style style:name="ce27" style:family="table-cell" style:parent-style-name="Default">
      <style:text-properties style:font-name="Liberation Sans" fo:font-size="10pt" style:font-size-asian="10pt" style:font-size-complex="10pt"/>
    </style:style>
    <style:style style:name="ce28" style:family="table-cell" style:parent-style-name="Default">
      <style:table-cell-properties fo:wrap-option="wrap"/>
    </style:style>
    <style:style style:name="ce29" style:family="table-cell" style:parent-style-name="Default">
      <style:table-cell-properties fo:wrap-option="wrap"/>
      <style:text-properties style:text-outline="false" style:text-line-through-style="none" style:text-line-through-type="none" style:font-name="Liberation Sans" fo:font-size="10pt" fo:text-shadow="none" style:text-underline-style="none" fo:font-weight="normal" style:text-underline-mode="continuous" style:text-overline-mode="continuous" style:text-line-through-mode="continuous" style:font-size-asian="10pt" style:font-style-asian="normal" style:font-weight-asian="normal" style:font-size-complex="10pt"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style:font-size-asian="10pt" style:font-size-complex="10pt"/>
    </style:style>
    <style:style style:name="T7" style:family="text">
      <style:text-properties style:use-window-font-color="true" loext:opacity="0%" style:font-name="Liberation Sans" fo:font-size="10pt" fo:language="es" fo:country="MX" fo:font-weight="bold" style:letter-kerning="true" style:font-size-asian="10pt" style:language-asian="zh" style:country-asian="CN" style:font-name-complex="Lohit Devanagari1" style:font-size-complex="10pt" style:language-complex="hi" style:country-complex="IN" style:font-weight-complex="bold"/>
    </style:style>
    <style:style style:name="T3" style:family="text">
      <style:text-properties style:use-window-font-color="true" loext:opacity="0%" style:font-name="Liberation Sans" fo:font-size="10pt" fo:language="es" fo:country="MX" style:letter-kerning="true" style:font-size-asian="10pt" style:language-asian="zh" style:country-asian="CN" style:font-name-complex="Lohit Devanagari1" style:font-size-complex="10pt" style:language-complex="hi" style:country-complex="IN"/>
    </style:style>
    <style:style style:name="T8" style:family="text">
      <style:text-properties style:use-window-font-color="true" loext:opacity="0%" fo:language="es" fo:country="MX" fo:font-weight="bold" style:letter-kerning="true" style:language-asian="zh" style:country-asian="CN" style:font-name-complex="Lohit Devanagari1" style:language-complex="hi" style:country-complex="IN" style:font-weight-complex="bold"/>
    </style:style>
    <style:style style:name="T9" style:family="text">
      <style:text-properties style:use-window-font-color="true" loext:opacity="0%" fo:language="es" fo:country="MX" style:letter-kerning="true" style:language-asian="zh" style:country-asian="CN" style:font-name-complex="Lohit Devanagari1" style:language-complex="hi" style:country-complex="IN"/>
    </style:style>
    <style:style style:name="T2" style:family="text">
      <style:text-properties style:use-window-font-color="true" loext:opacity="0%" style:font-name="Liberation Sans" fo:font-size="10pt" fo:language="es" fo:country="MX" fo:font-style="italic" style:letter-kerning="true" style:font-size-asian="10pt" style:language-asian="zh" style:country-asian="CN" style:font-name-complex="Lohit Devanagari1" style:font-size-complex="10pt" style:language-complex="hi" style:country-complex="IN" style:font-style-complex="italic"/>
    </style:style>
    <style:style style:name="T10" style:family="text">
      <style:text-properties style:text-outline="false" style:text-line-through-style="none" style:text-line-through-type="none" style:font-name="Liberation Sans" fo:font-size="10pt" fo:language="es" fo:country="MX"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erif"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weight="bold" style:font-weight-asian="bold" style:font-weight-complex="bold"/>
    </style:style>
    <style:style style:name="T4" style:family="text">
      <style:text-properties style:text-outline="false" style:text-line-through-style="none" style:text-line-through-type="none" style:font-name="Liberation Serif" fo:font-size="10pt" fo:language="es" fo:country="MX" fo:font-style="normal"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s" fo:country="MX" fo:font-style="normal" fo:text-shadow="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s" fo:country="MX" fo:font-style="normal" fo:text-shadow="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font-name="Liberation Sans" fo:font-size="10pt" style:font-size-asian="10pt" style:font-size-complex="10pt"/>
    </style:style>
    <style:style style:name="T17" style:family="text">
      <style:text-properties style:font-name="Liberation Sans" fo:font-size="10pt" style:font-size-asian="10pt" style:font-size-complex="10pt" style:use-window-font-color="true" fo:font-style="italic" style:letter-kerning="true" fo:language="es" fo:country="MX" style:language-asian="zh" style:country-asian="CN" style:language-complex="hi" style:country-complex="IN" style:font-name-complex="Lohit Devanagari1" style:font-style-complex="italic"/>
    </style:style>
    <style:style style:name="T18" style:family="text">
      <style:text-properties style:font-name="Liberation Sans" fo:font-size="10pt" style:font-size-asian="10pt" style:font-size-complex="10pt" style:use-window-font-color="true" style:letter-kerning="true" fo:language="es" fo:country="MX" style:language-asian="zh" style:country-asian="CN" style:language-complex="hi" style:country-complex="IN" style:font-name-complex="Lohit Devanagari1"/>
    </style:style>
    <style:style style:name="T19" style:family="text">
      <style:text-properties style:font-name="Liberation Serif" fo:font-size="10pt" fo:font-weight="normal" style:text-line-through-type="none" fo:font-style="normal" style:text-outline="false" fo:text-shadow="none" style:text-line-through-mode="continuous" fo:language="es" fo:country="MX"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size="10pt" fo:font-weight="normal"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21" style:family="text">
      <style:text-properties style:font-name="Liberation Sans" fo:font-size="10pt" fo:font-weight="normal" style:text-line-through-type="none" fo:font-style="normal" style:text-outline="false" fo:text-shadow="none" style:text-line-through-mode="continuous" fo:language="es" fo:country="MX"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fo:font-size="10pt" style:font-size-asian="10pt" style:font-size-complex="10pt" style:use-window-font-color="true" fo:font-weight="bold" style:letter-kerning="true" fo:language="es" fo:country="MX" style:language-asian="zh" style:country-asian="CN" style:language-complex="hi" style:country-complex="IN" style:font-name-complex="Lohit Devanagari1" style:font-weight-complex="bold"/>
    </style:style>
    <style:style style:name="T23" style:family="text">
      <style:text-properties style:use-window-font-color="true" fo:font-weight="bold" style:letter-kerning="true" fo:language="es" fo:country="MX" style:language-asian="zh" style:country-asian="CN" style:language-complex="hi" style:country-complex="IN" style:font-name-complex="Lohit Devanagari1" style:font-weight-complex="bold"/>
    </style:style>
    <style:style style:name="T24" style:family="text">
      <style:text-properties style:use-window-font-color="true" style:letter-kerning="true" fo:language="es" fo:country="MX" style:language-asian="zh" style:country-asian="CN" style:language-complex="hi" style:country-complex="IN" style:font-name-complex="Lohit Devanagari1"/>
    </style:style>
    <style:style style:name="T2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office:automatic-styles>
  <office:body>
    <office:spreadsheet>
      <table:calculation-settings table:automatic-find-labels="false" table:use-regular-expressions="false" table:use-wildcards="true"/>
      <table:table table:name="Hoja1" table:style-name="ta1">
        <table:table-column table:style-name="co1" table:default-cell-style-name="ce24"/>
        <table:table-column table:style-name="co1" table:default-cell-style-name="ce25"/>
        <table:table-column table:style-name="co2" table:default-cell-style-name="ce24"/>
        <table:table-column table:style-name="co3" table:default-cell-style-name="ce24"/>
        <table:table-column table:style-name="co4" table:default-cell-style-name="ce24"/>
        <table:table-column table:style-name="co4" table:default-cell-style-name="ce25"/>
        <table:table-column table:style-name="co3" table:default-cell-style-name="ce24"/>
        <table:table-row table:style-name="ro1">
          <table:table-cell table:style-name="Default" office:value-type="string" calcext:value-type="string">
            <text:p>Titulo</text:p>
          </table:table-cell>
          <table:table-cell table:style-name="Default" office:value-type="string" calcext:value-type="string">
            <text:p>Enfoque</text:p>
          </table:table-cell>
          <table:table-cell table:style-name="Default" office:value-type="string" calcext:value-type="string">
            <text:p>Objetivo</text:p>
          </table:table-cell>
          <table:table-cell table:style-name="ce28" office:value-type="string" calcext:value-type="string">
            <text:p>Recolección de datos</text:p>
          </table:table-cell>
          <table:table-cell table:style-name="ce28" office:value-type="string" calcext:value-type="string">
            <text:p>Metodologia</text:p>
          </table:table-cell>
          <table:table-cell table:style-name="ce28" office:value-type="string" calcext:value-type="string">
            <text:p>Conclusiones</text:p>
          </table:table-cell>
          <table:table-cell table:style-name="ce28" office:value-type="string" calcext:value-type="string">
            <text:p>Notas</text:p>
          </table:table-cell>
        </table:table-row>
        <table:table-row table:style-name="ro2">
          <table:table-cell table:style-name="ce23" office:value-type="string" calcext:value-type="string">
            <text:p>Visualizing Divergent Search Results Across Geopolitical Borders</text:p>
          </table:table-cell>
          <table:table-cell office:value-type="string" calcext:value-type="string">
            <text:p>Tecnico</text:p>
          </table:table-cell>
          <table:table-cell table:style-name="ce25" office:value-type="string" calcext:value-type="string">
            <text:p>Observar como varian los resultados arrojados por el motor de busqueda (Google) al realizar la misma busqueda en diferentes localizaciones en el mundo</text:p>
          </table:table-cell>
          <table:table-cell table:style-name="ce25" office:value-type="string" calcext:value-type="string">
            <text:p>Usan una API de terceros para hacer scraping de la pagina principal de Google de todos los paises, extrayendo los titulos y snippets de cada resultado y la primera imagen mostrada por Google Images, usando Google Translate para traducir la busqueda al idioma predeterminado de cada localizacion</text:p>
          </table:table-cell>
          <table:table-cell table:style-name="ce25" office:value-type="string" calcext:value-type="string">
            <text:p>Con la imagen extraida, se crea un mapa del mundo, colocando cada una en la ubicación aproximada de cada pais. Se aplica TD-IDF (100 dimensiones aprox) a los textos extraidos, calculando su similitud coseno, y usando UMAP para reducir dimensionalidad se muestran clusters para observar como se parecen</text:p>
          </table:table-cell>
          <table:table-cell office:value-type="string" calcext:value-type="string">
            <text:p>Aunque las “fronteras de información” <text:s/>muchas veces reflejan limites geopoliticos, de lenguaje, cultura, religion, etc., tambien se observaron agrupaciones con paises sin ninguna relacion aparente, senalando a la existencia de fronteras mas complejas.</text:p>
          </table:table-cell>
          <table:table-cell table:style-name="ce25" office:value-type="string" calcext:value-type="string">
            <text:p>Google no posee una herramienta para obtener resultados de busqueda y activamente dificulta la actividad de scrapers para obtener esta información. No todos los paises pudieron ser analizados debido a la falta de soporte de sus idiomas en Google Translate (como Botsuana y Seychelles), o por la inaccesibilidad durante eventos como apagones de internet (como en el golpe de estado de Myanmar (2021)</text:p>
          </table:table-cell>
        </table:table-row>
        <table:table-row table:style-name="ro3">
          <table:table-cell table:style-name="ce23" office:value-type="string" calcext:value-type="string">
            <text:p>Personalised Filter Bias with Google and DuckDuckGo: An Exploratory Study</text:p>
          </table:table-cell>
          <table:table-cell office:value-type="string" calcext:value-type="string">
            <text:p>Tecnico</text:p>
          </table:table-cell>
          <table:table-cell table:style-name="ce25" office:value-type="string" calcext:value-type="string">
            <text:p>Observar como cambian los resultados arrojados por dos buscadores (Google y DuckDuckGo, que dice no trackear a los usuarios durante sus sesiones de busqueda y por su amplio uso) según el historial de busqueda y navegacion previo, la presencia o no de cookies</text:p>
          </table:table-cell>
          <table:table-cell table:style-name="ce25" office:value-type="string" calcext:value-type="string">
            <text:p>Realizan una simulacion controlada en busquedas web mediante un entorno automatizado (PhantomJS, navegador sin interfaz), simulando diferentes contextos de usuario</text:p>
          </table:table-cell>
          <table:table-cell table:style-name="ce25" office:value-type="string" calcext:value-type="string">
            <text:p>Se disenaron 3 experimentos basados en tres cosas: cookies (mismas busquedas realizadas con y sin cookies habilitadas, para medir cuanto cambian los resultados cuando el motor puede usarlas para rastrear al usuario), el historial de busqueda (mismas busquedas realizadas durante cuatro dias consecutivos, comparando respecto al primer dia, usado como base, para ver si el historial de busquedas influye en resultados futuros), y el historial de navegacion (se ejecutan busquedas sobre temas de noticias y, en ellas, el script visita 4 sitios de noticias internacionales y navega por enlaces aleatorios, luego se repite la busqueda, para observar si el historial de navegacion externa (mas alla de las busquedas) afecta los resultados). Se considera unicamente la primera pagina de resultados, midiendo cuantos difieren (unicamente comparan las urls) entre dos condiciones. El script espera 15 min entre busquedas para evitar efectos de arraste (carry-over effect). Se hicieron 20 consultas populares divididas en 4 categorias: noticias (covid, boris johnson, weather tomorrow), salud (face masks, immune system), deportes (fifa 2022, kobe bryant) y ciencia (asteroid, what dinosaur has 500 teeth). Las busquedas se hicieron unicamente desde dublin, irlanda</text:p>
          </table:table-cell>
          <table:table-cell office:value-type="string" calcext:value-type="string">
            <text:p>Los resultado proveen de evidencia limitada para los efectos de filter bubble o sesgos fuertes en la personalizacion de las busquedas. Aunque hay algo de variacion debido al historial de navegacion o consultas previas, es modesto e inconsistente. Existe personalizacion, aunque es limitada y poco sistematica (en Google, grado de personalizacion relativamente bajo, diferencias ocasionales y no sistematicas ni predecibles, la personalizacion varia entre temas, especialmente en aquellos mas ambiguos o personales que en noticias objetivas; casi ninguna personalizacion en duckduckgo). Las cookies tienen poco impacto aislado, indicando que google no depende exclusivamente de ellas para personalizar resultados; el historial de busqueda puede afectar los resultados, pero no fuerte ni consistentemente (efecto moderado y variable dependiendo del tema buscado); el historial de navegacion externa puede influir sutilmente, si bien los cambios no fueron dramaticos ni mostraron un patrón claro (pudiendo indicar que google lo usa como senal, pero de manera tenue o bajo condiciones especificas); no se detecto filter bubble fuerte.</text:p>
          </table:table-cell>
          <table:table-cell table:style-name="ce25" office:value-type="string" calcext:value-type="string">
            <text:p>Pese al tamano reducido en las consultas, el sesgo geografico, que la simulacion se hiciera sin una cuenta de usuario y que no se analizaron las diferencias semanticas del contenido, si se observo una ligera personalizacion, si bien podria realizarse un análisis mas complejo (p. ej., análisis de snippets y titulos), incluir diferentes ubicaciones y configuraciones de lenguaje, estudiar la personalizacion basada en cuentas y evaluar entre dispositivos moviles y de otros tipos</text:p>
          </table:table-cell>
        </table:table-row>
        <table:table-row table:style-name="ro4">
          <table:table-cell table:style-name="ce23" office:value-type="string" calcext:value-type="string">
            <text:p>Search engine coverage bias: evidence and possible causes</text:p>
          </table:table-cell>
          <table:table-cell office:value-type="string" calcext:value-type="string">
            <text:p>Tecnico</text:p>
          </table:table-cell>
          <table:table-cell table:style-name="ce23" office:value-type="string" calcext:value-type="string">
            <text:p>Investigar si los motores de búsqueda (Google, AltaVista y AllTheWeb) muestran sesgos nacionales en la cobertura de sitios web comerciales, y explorar las causas técnicas de dichos sesgos.</text:p>
          </table:table-cell>
          <table:table-cell table:style-name="ce23" office:value-type="string" calcext:value-type="string">
            <text:p>Generan una muestra aleatoria de sitios web comerciales (combinaciones de las letras del alfabeto) con dominios nacionales (.com, .com.cn, .com.tw, .com.sg) para EE.UU., China, Taiwán y Singapur. Verifican que se trate de paginas comerciales, y se toma una muestra de alrededor de 140 para cada pais. Se usa un web crawler propio para medir el tamaño real de cada sitio y luego se consulta cuántas páginas de ese sitio están indexadas en cada buscador. También se recolectan datos sobre el número de enlaces entrantes a cada sitio (inlinks).</text:p>
          </table:table-cell>
          <table:table-cell table:style-name="ce30" office:value-type="string" calcext:value-type="string">
            <text:p><text:span text:style-name="T16">Se calcula la </text:span><text:span text:style-name="T22">cobertura</text:span><text:span text:style-name="T18"> como el % de páginas del sitio presentes en cada buscador. Con esto, se hace análisis estadístico (ANOVA) del ratio de cobertura entre países y motores. Se analiza correlación entre enlaces entrantes y cobertura. Finalmente, se ajusta cobertura según número de enlaces para comparar países en igualdad de visibilidad.</text:span></text:p>
          </table:table-cell>
          <table:table-cell table:style-name="ce23" office:value-type="string" calcext:value-type="string">
            <text:p>Hay sesgo de cobertura a favor de sitios de EE.UU. Google tiene la mayor cobertura promedio, seguido de AllTheWeb y luego AltaVista. El idioma no parece ser causa del sesgo, pero sí la visibilidad (cantidad de enlaces entrantes), debido a un efecto acumulativo: los sitios más enlazados son más visibles para los buscadores, y dado que los sitios comerciales de EE.UU. tienen mas tiempo en uso, y dado que sitios de un pais tienden a referenciar a otros sitios del mismo, estos tienen mayor visibilidad externa respecto a los de los otros paises</text:p>
          </table:table-cell>
          <table:table-cell table:style-name="ce23" office:value-type="string" calcext:value-type="string">
            <text:p>El estudio no encuentra evidencia de sesgo deliberado, sino un sesgo emergente causado por la estructura de la web y el crecimiento desigual entre países. Recomiendan que sitios web busquen aumentar enlaces entrantes. Se excluyen causas políticas o sociales. Google no se incluyó en el análisis de enlaces porque no distinguía enlaces externos.</text:p>
          </table:table-cell>
        </table:table-row>
        <table:table-row table:style-name="ro5">
          <table:table-cell office:value-type="string" calcext:value-type="string">
            <text:p>Case Study: The Impact of Location on Bias in Search Results</text:p>
          </table:table-cell>
          <table:table-cell table:style-name="ce26" office:value-type="string" calcext:value-type="string">
            <text:p>Tecnico</text:p>
          </table:table-cell>
          <table:table-cell office:value-type="string" calcext:value-type="string">
            <text:p>Evaluar si el lugar geográfico (UK vs. US) afecta el sesgo ideológico (liberal vs. conservador) en los resultados de búsqueda de Google y Bing (modo noticias).</text:p>
          </table:table-cell>
          <table:table-cell office:value-type="string" calcext:value-type="string">
            <text:p>Se usan 38 queries controversiales con inclinación ideológica obtenidas de ProCon.org. Se envían desde UK y US usando proxies locales a Google News y Bing News. Las búsquedas se hacen en modo incógnito para evitar personalización. Se recolectan los top 10 URLs por búsqueda y se extrae su contenido textual.</text:p>
          </table:table-cell>
          <table:table-cell table:style-name="ce30" office:value-type="string" calcext:value-type="string">
            <text:p>Anotación del sesgo de cada documento vía crowdsourcing (MTurk), con trabajadores de UK o US según el caso. Con esto, se calcula el <text:span text:style-name="T23">bias promedio (MB)</text:span> y <text:span text:style-name="T23">bias absoluto (MAB)</text:span> por query y por motor. Se hacen comparaciones usando <text:span text:style-name="T23">t-test pareado</text:span> y <text:span text:style-name="T23">Bonferroni correction</text:span><text:span text:style-name="T24"> para múltiples hipótesis. Finalmente, se evalua si la ubicación cambia el nivel o magnitud del sesgo.</text:span></text:p>
          </table:table-cell>
          <table:table-cell table:style-name="ce24" office:value-type="string" calcext:value-type="string">
            <text:p>UK muestra sesgo conservador en ambos motores; US no muestra sesgo significativo. Google y Bing tienen similar rendimiento en cada país. La ubicación sí puede afectar el sesgo, pero de forma moderada. El sesgo no es sistemático ni dramático. Bing y Google muestran sesgos similares entre sí.</text:p>
          </table:table-cell>
          <table:table-cell office:value-type="string" calcext:value-type="string">
            <text:p>Solo se analiza la sección de noticias (news channel), lo cual reduce variabilidad. Se evita personalización (modo incógnito) pero no se usa historial o cuentas. Se realiza una evaluación comparativa entre motores y entre países.</text:p>
          </table:table-cell>
        </table:table-row>
        <table:table-row table:style-name="ro6">
          <table:table-cell office:value-type="string" calcext:value-type="string">
            <text:p>Exploring the effects of location information on perceptions of news credibility and sharing intention</text:p>
          </table:table-cell>
          <table:table-cell table:style-name="ce26" office:value-type="string" calcext:value-type="string">
            <text:p>Tecnico</text:p>
          </table:table-cell>
          <table:table-cell office:value-type="string" calcext:value-type="string">
            <text:p>Revisar críticamente la evidencia empírica sobre la personalización algorítmica y las filter bubbles en plataformas digitales. Identificar patrones, métodos y hallazgos en la literatura reciente (2017–2022).</text:p>
          </table:table-cell>
          <table:table-cell office:value-type="string" calcext:value-type="string">
            <text:p>Se recopilan 65 artículos a través de una búsqueda sistemática en bases de datos académicas (Scopus, Web of Science, ACM DL, IEEE Xplore). Se usan términos clave como filter bubble, personalization, online platforms, algorithmic curation. Se filtran por criterios de inclusión: estudios empíricos, en inglés, entre 2017–2022.</text:p>
          </table:table-cell>
          <table:table-cell table:style-name="ce31" office:value-type="string" calcext:value-type="string">
            <text:p>Codificación manual y categorización de artículos por tipo de plataforma, datos, métodos, objetivos y hallazgos. Se clasificación temática (por ejemplo: efectos ideológicos, diversidad informativa, polarización). Se realiza un análisis cualitativo comparativo. Finalmente, se identifican lagunas y tendencias en los métodos y enfoques.</text:p>
          </table:table-cell>
          <table:table-cell table:style-name="ce24" office:value-type="string" calcext:value-type="string">
            <text:p>La mayoría de estudios no encuentra evidencia sólida de filter bubbles extremas. La personalización tiene efectos limitados y contexto-dependientes. Faltan estudios longitudinales y multiplataforma. El sesgo algorítmico no siempre es intencional; a menudo emerge por la estructura de interacción usuario-algoritmo.</text:p>
          </table:table-cell>
          <table:table-cell office:value-type="string" calcext:value-type="string">
            <text:p>Estudio de revisión, no genera datos propios. Aporta una visión panorámica del estado del arte. Recomienda marcos comparativos más robustos y una mejor definición de “filter bubble”. Enfatiza el rol del diseño de interfaz y la agencia del usuario.</text:p>
          </table:table-cell>
        </table:table-row>
        <table:table-row table:style-name="ro7">
          <table:table-cell table:style-name="ce25" office:value-type="string" calcext:value-type="string">
            <text:p>CORRUPTION </text:p>
            <text:p>PERCEPTIONS </text:p>
            <text:p>INDEX 2024</text:p>
          </table:table-cell>
          <table:table-cell office:value-type="string" calcext:value-type="string">
            <text:p>Social</text:p>
          </table:table-cell>
          <table:table-cell table:style-name="ce25" office:value-type="string" calcext:value-type="string">
            <text:p>Analizar el papel de la corrupcion en la implementacion de politicas que buscan tratar y mitigar los efectos la crisis climatica</text:p>
          </table:table-cell>
          <table:table-cell table:style-name="ce25" office:value-type="string" calcext:value-type="string">
            <text:p>Se recopila de diferentes fuentes de datos (13 aquí) que capturan percepciones de corrupcion dentro de los ultimos 2 anos). Cada fuente debe cuantificar el riesgo o percepcion de corrupcion en el sector publico, debe basarse en una metodologia confiable y valida, debe venir de una organización confiable, debe poseer puntajes con suficiente variacion para hacer distinciones, debe calificar a un numero sustancial de paises, debe considerar solo las evaluaciones de expertos y gente de negocios del pais y debe actualizarse regularmente.</text:p>
          </table:table-cell>
          <table:table-cell table:style-name="ce25" office:value-type="string" calcext:value-type="string">
            <text:p>Se estandarizan restando a los datos del ano actual la media de los datos en el ano base (2012), y luego dividiendo entre la desviacion estandar del ano base. Esto se multiplica por la desviacion estandar del CPI en 2012 y luego se le suma la media del mismo ano</text:p>
          </table:table-cell>
          <table:table-cell office:value-type="string" calcext:value-type="string">
            <text:p>Los niveles de corrupcion en cada pais se relacionan directamente con la aptitud de sus medidas para lidiar con la crisis climatica</text:p>
          </table:table-cell>
          <table:table-cell table:style-name="ce25" office:value-type="string" calcext:value-type="string">
            <text:p>La industria tiene un papel importante en el retraso o rechazo de politicas orientadas a tratar con la crisis climatica; otro punto importante es el desvio y el mal uso de los fondos que si se destinan a estos esfuerzos; socavo de la aplicación de leyes y politicas ambientales a traves del debilitamiento de la vigilancia regulatoria (sobornos y kickbacks a los funcionarios); amenazas (violencia, intimidacion y asesinatos) a activistas. En America Latina, la opacidad y la influencia indebida vuelve a muchos sistemas de la region incapaces de aplicar la ley efectivamente de manera imparcial, o en el ejercicio de su funcion de supervision a otras ramas del gobierno. Los indicadores de las fuentes empleadas son expertos (legales, de riesgo politico, economistas, academicos, analistas) y ejecutivos de empresas (no se consulta al publico general) que responden cuestionarios o metodologias comparables</text:p>
          </table:table-cell>
        </table:table-row>
        <table:table-row table:style-name="ro6">
          <table:table-cell table:style-name="ce23" office:value-type="string" calcext:value-type="string">
            <text:p>What Do Corruption Indices Measure?</text:p>
          </table:table-cell>
          <table:table-cell office:value-type="string" calcext:value-type="string">
            <text:p>Social</text:p>
          </table:table-cell>
          <table:table-cell table:style-name="ce23" office:value-type="string" calcext:value-type="string">
            <text:p>Evaluar en qué medida los índices de percepción de corrupción reflejan experiencias reales de corrupción y qué factores sistemáticamente los sesgan</text:p>
          </table:table-cell>
          <table:table-cell table:style-name="ce29" office:value-type="string" calcext:value-type="string">
            <text:p><text:span text:style-name="T16">Datos de encuestas: </text:span><text:span text:style-name="T17">International Crime Victimization Survey</text:span><text:span text:style-name="T16"> (ICVS) para individuos (1996 y 2000, ~140,000 obs.), </text:span><text:span text:style-name="T17">World Business Environment Survey</text:span><text:span text:style-name="T18"> (WBES) para empresas (~5,000 firmas en 58 países), Índices de percepción: WB, CPI, ICRG</text:span></text:p>
          </table:table-cell>
          <table:table-cell table:style-name="ce32" office:value-type="string" calcext:value-type="string">
            <text:p>Regresiones OLS a nivel país, individual y firma que comparan medidas de experiencia (ICVS, BRIBES%) con percepciones (WB, CPI, ICRG), controlan por variables culturales, económicas e institucionales, y evalúan sensibilidad decreciente y sesgo por tamaño del país</text:p>
          </table:table-cell>
          <table:table-cell table:style-name="ce30" office:value-type="string" calcext:value-type="string">
            <text:p><text:span text:style-name="T16">La experiencia real con corrupción </text:span><text:span text:style-name="T22">explica solo débilmente</text:span><text:span text:style-name="T16"> los índices de percepción. Factores como el PIB per cápita, la tradición protestante, instituciones democráticas, y el sistema legal </text:span><text:span text:style-name="T22">sesgan sistemáticamente las percepciones</text:span><text:span text:style-name="T16">. Los índices reflejan niveles </text:span><text:span text:style-name="T22">absolutos</text:span><text:span text:style-name="T16">, no relativos, lo que penaliza países grandes. Hay </text:span><text:span text:style-name="T22">sensibilidad decreciente</text:span><text:span text:style-name="T18">: pequeñas diferencias en países poco corruptos influyen más que en los muy corruptos.</text:span></text:p>
          </table:table-cell>
          <table:table-cell table:style-name="ce23" office:value-type="string" calcext:value-type="string">
            <text:p>Demuestran que los índices de percepción miden percepciones sociales influenciadas por creencias y contexto más que la experiencia real. </text:p>
          </table:table-cell>
        </table:table-row>
        <table:table-row table:style-name="ro8">
          <table:table-cell table:style-name="ce23" office:value-type="string" calcext:value-type="string">
            <text:p>Is it wrong to rank? A critical assessment of corruption indices</text:p>
          </table:table-cell>
          <table:table-cell table:style-name="ce27" office:value-type="string" calcext:value-type="string">
            <text:p>Social</text:p>
          </table:table-cell>
          <table:table-cell table:style-name="ce23" office:value-type="string" calcext:value-type="string">
            <text:p>Evaluar los problemas conceptuales, metodológicos y prácticos de los índices compuestos de corrupción como el CPI de Transparency International.</text:p>
          </table:table-cell>
          <table:table-cell table:style-name="ce23" office:value-type="string" calcext:value-type="string">
            <text:p>No recolecta datos nuevos. Analiza cómo se construyen índices como el CPI y WGI, y cómo se interpretan. Usa ejemplos teóricos y referencias a encuestas (TI, WB, CPI background papers).</text:p>
          </table:table-cell>
          <table:table-cell table:style-name="ce33" office:value-type="string" calcext:value-type="string">
            <text:p>Análisis conceptual: Discusión de límites metodológicos del CPI (definición, escala ordinal, percepción vs. Realidad); problemas de interpretación pública y sesgo mediático; evisión de literatura crítica y sugerencias de reforma.</text:p>
          </table:table-cell>
          <table:table-cell table:style-name="ce23" office:value-type="string" calcext:value-type="string">
            <text:p>El CPI no distingue entre corrupción legal e ilegal, y su interpretación como medida objetiva es errónea. Las percepciones están sesgadas por medios, rumores y PIB. Propone reducir la precisión del ranking (usar enteros) y considerar logros internacionales en corrupción.</text:p>
          </table:table-cell>
          <table:table-cell table:style-name="ce23" office:value-type="string" calcext:value-type="string">
            <text:p>Revisión crítica, no empírica. Advierte sobre efectos negativos no intencionados del ranking, como desincentivar inversión en países con baja puntuación o reforzar corrupción percibida como inevitable.</text:p>
          </table:table-cell>
        </table:table-row>
        <table:table-row table:style-name="ro9">
          <table:table-cell table:style-name="ce25" office:value-type="string" calcext:value-type="string">
            <text:p>CORRUPTION PERCEPTIONS INDEX 2023</text:p>
          </table:table-cell>
          <table:table-cell office:value-type="string" calcext:value-type="string">
            <text:p>Social</text:p>
          </table:table-cell>
          <table:table-cell table:style-name="ce25" office:value-type="string" calcext:value-type="string">
            <text:p>Analizar el papel de la corrupcion en el acceso y la aplicación de la justicia</text:p>
          </table:table-cell>
          <table:table-cell table:style-name="ce25" table:number-columns-repeated="2"/>
          <table:table-cell office:value-type="string" calcext:value-type="string">
            <text:p>Los niveles de corrupcion en cada pais se relacionan directamente con los niveles de impunidad, acceso a la justicia (clases dominantes son capaces de evitar persecucion y castigo) y los niveles de discriminacion</text:p>
          </table:table-cell>
          <table:table-cell table:style-name="ce25" office:value-type="string" calcext:value-type="string">
            <text:p>La debilidad de los sistemas de justicia, su vulnerabilidad a factores o actores externos, y la incapacidad de aplicar la ley aumenta la ineficiencia del sistema de justicia. En LATAM, la opacidad y la influencia indebida vuelve a muchos de los sistemas de justicia en la region incapaces de aplicar la ley de manera imparcial o ejercer su funcion vigilando a otras ramas del gobierno. La impunidad y la inefectividad del sistema impacta en la confianza publica y desalienta los reportes, afectando mas severamente a los grupos mas pobres y vulnerables</text:p>
          </table:table-cell>
        </table:table-row>
        <table:table-row table:style-name="ro10">
          <table:table-cell table:style-name="ce25" office:value-type="string" calcext:value-type="string">
            <text:p>CORRUPTION PERCEPTIONS INDEX 2022</text:p>
          </table:table-cell>
          <table:table-cell office:value-type="string" calcext:value-type="string">
            <text:p>Social</text:p>
          </table:table-cell>
          <table:table-cell table:style-name="ce25" office:value-type="string" calcext:value-type="string">
            <text:p>Analizar el papel de la corrupcion en las amenazas a la paz y la seguridad</text:p>
          </table:table-cell>
          <table:table-cell table:style-name="ce25" table:number-columns-repeated="2"/>
          <table:table-cell office:value-type="string" calcext:value-type="string">
            <text:p>Los niveles de corrupcion en cada pais se relacionan directamente con la paz y la seguridad, debilitando su capacidad para proteger a sus ciudadanos</text:p>
          </table:table-cell>
          <table:table-cell table:style-name="ce25" office:value-type="string" calcext:value-type="string">
            <text:p>La ausencia de separacion de poderes, la falta de acceso a la información de gastos publicos y distribucion de recursos, el cabildeo por parte de intereses privados y la corrupcion transnacional (economias avanzadas que permiten la entrada de dinero sucio de paises con altos niveles de corrupcion) dificultan los esfuerzos para combatir la corrupcion y acrecentan la cantidad y gravedad de conflictos y amenazas a la paz y seguridad. En LATAM, la falta de acciones decisivas para combatir la corrupcion y fortalecer las instituciones publicas alimenta las actividades del crimen organizado y otras fuentes de violencia, ademas de socavar la democracia, los derechos humanos y el desarrollo</text:p>
          </table:table-cell>
        </table:table-row>
        <table:table-row table:style-name="ro5">
          <table:table-cell table:style-name="ce25" office:value-type="string" calcext:value-type="string">
            <text:p>CORRUPTION PERCEPTIONS INDEX 2021</text:p>
          </table:table-cell>
          <table:table-cell office:value-type="string" calcext:value-type="string">
            <text:p>Social</text:p>
          </table:table-cell>
          <table:table-cell table:style-name="ce25" office:value-type="string" calcext:value-type="string">
            <text:p>Analizar el papel de la corrupcion en el respeto a los derechos humanos</text:p>
          </table:table-cell>
          <table:table-cell table:style-name="ce25" table:number-columns-repeated="2"/>
          <table:table-cell office:value-type="string" calcext:value-type="string">
            <text:p>Los niveles de corrupcion en cada pais se relacionan directamente con las violaciones a los derechos humanos (libertad de expresion, de asociacion, y acceso a la justicia)</text:p>
          </table:table-cell>
          <table:table-cell table:style-name="ce25" office:value-type="string" calcext:value-type="string">
            <text:p>La falta de independencia de las agencias anticorrupcion y las instituciones de auditoria, asi como las facilidades en la corrupcion transnacional (economias avanzadas, los paraisos fiscales, que permiten el crimen financiero de otros paises) dificultan los esfuerzos para combatir la corrupcion y facilitan la violacion a derechos humanos. En LATAM, muchos de los paises enfrentaron crisis humanitarias</text:p>
          </table:table-cell>
        </table:table-row>
        <table:table-row table:style-name="ro11">
          <table:table-cell table:style-name="ce25" office:value-type="string" calcext:value-type="string">
            <text:p>CORRUPTION PERCEPTIONS INDEX 2020</text:p>
          </table:table-cell>
          <table:table-cell office:value-type="string" calcext:value-type="string">
            <text:p>Social</text:p>
          </table:table-cell>
          <table:table-cell table:style-name="ce25" office:value-type="string" calcext:value-type="string">
            <text:p>Analizar el papel de la corrupcion en el combate al COVID-19</text:p>
          </table:table-cell>
          <table:table-cell table:style-name="ce25" table:number-columns-repeated="2"/>
          <table:table-cell office:value-type="string" calcext:value-type="string">
            <text:p>La corrupcion merma la respuesta justa al COVID-19 (y la efectividad del sistema de salud en general) y las violaciones a la democracia</text:p>
          </table:table-cell>
          <table:table-cell table:style-name="ce25" office:value-type="string" calcext:value-type="string">
            <text:p>La corrupcion afecta la asignacion de recursos y su uso adecuado en el sistema de salud, ademas de que facilito el uso de la pandemia como herramienta para violar el sistema democratico (suspension de parlamentos, renuncia a los mecanismos de rendicion de cuentas, y la incitacion de violencia contra disidentes). En LATAM, con las debiles instituciones gubernamentales la pandemia acentuo las desigualdades economicas y sociales y su efecto desproporcionado en las poblaciones vulnerables; ademas, los gobiernos la usaron para restringir derechos civiles, y tuvieron una explosion en las irregularidades y los casos de corrupcion asociados a las gestiones relacionadas al covid-19. Finalmente, presentaron grandes problemas en la financiacion para la mitigacion del covid-19</text:p>
          </table:table-cell>
        </table:table-row>
        <table:table-row table:style-name="ro12">
          <table:table-cell table:style-name="ce23" office:value-type="string" calcext:value-type="string">
            <text:p>The Worldwide Governance Indicators Methodology and 2024 Update</text:p>
          </table:table-cell>
          <table:table-cell office:value-type="string" calcext:value-type="string">
            <text:p>Social</text:p>
          </table:table-cell>
          <table:table-cell table:style-name="ce25" office:value-type="string" calcext:value-type="string">
            <text:p>Explicacion de la metodologia usada para calcular el WGI</text:p>
          </table:table-cell>
          <table:table-cell table:style-name="ce25" office:value-type="string" calcext:value-type="string">
            <text:p>Recolectan datos de 35 fuentes diferentes que capturan percepciones y opiniones de la calidad de gobernancia reportada por muchos expertos y respuestas de encuestas a nivel mundial: incluye varias encuestas globales y regionales de firmas, asi como de muchas evaluaciones de expertos producidas por un rango de organizaciones en los sectores publico, privado y de ONGs, frecuentemente puntuadas por redes de expertos que viven y trabajan en los paises que evaluan.</text:p>
          </table:table-cell>
          <table:table-cell table:style-name="ce25" office:value-type="string" calcext:value-type="string">
            <text:p>Los indicadores se combinan en 6 indicadores agregados a traves de la metodologia Unobserved Components Model (UCM): convierte las fuentes de datos a unidades en comun y construye un promedio ponderado (según su precisión y cobertura) que combina la información de cada fuente. Asi, se produce un puntaje (entre -2.5 y 2.5 aprox) para cada categoria: voice and accountability (en que grado los ciudadanos pueden participar en la selección de su gobierno, expresarse libremente, asociarse y acceder a medios independientes), political stability and absence of violence/terrorism (la probabilidad de que un gobierno sea desestabilizado por medios inconstitucionales o violentos y la presencia de violencia politica, terrorismo, conflicto civil o inseguridad generalizada), government effectiveness (calidad de los servicios publicos (educacion, salud, infraestructura), competencia de los funcionarios, independencia de la administracion del poder politico, credibilidad del gobierno en el cumplimiento de sus politicas), regulatory quality (capacidad del gobierno para formular e implementar politicas y regulaciones arbitrarias), rule of law (grado en que se respetan leyes y contratos, calidad del sistema judicial, confianza de los ciudadanos en la policia y los tribunales, control sobre el crimen y la violencia), y control of corruption (grado en que se previene que los funcionarios publicos usen su cargo para beneficio personal, existencia de sobornos, malversacion, captura del estado por elites privadas o intereses particulares).</text:p>
          </table:table-cell>
          <table:table-cell/>
          <table:table-cell table:style-name="ce25" office:value-type="string" calcext:value-type="string">
            <text:p>Fuente de datos para el CPI. Solo se usa el indicador de Control of corruption, que mide las percepciones sobre el grado en que el poder publico se usa para beneficio privado, incluyendo corrupcion menor (sobornos pequenos, pagos irregulares a funcionarios), mayor (desvio de fondos publicos, corrupcion politica) y la captura del estado (que elites privadas o grupos de interes controlen instituciones publicas o leyes en su beneficio)</text:p>
          </table:table-cell>
        </table:table-row>
        <table:table-row table:style-name="ro6">
          <table:table-cell table:style-name="ce23" office:value-type="string" calcext:value-type="string">
            <text:p>Rethinking the Causes of Corruption: Perceived Corruption, Measurement Bias, and Cultural Illusion</text:p>
          </table:table-cell>
          <table:table-cell office:value-type="string" calcext:value-type="string">
            <text:p>Social</text:p>
          </table:table-cell>
          <table:table-cell table:style-name="ce23" office:value-type="string" calcext:value-type="string">
            <text:p>Examinar hasta qué punto las mediciones de “percepción de corrupción” reflejan realmente corrupción, o si están influidas por sesgos culturales, sociales y metodológicos.</text:p>
          </table:table-cell>
          <table:table-cell table:style-name="ce23" office:value-type="string" calcext:value-type="string">
            <text:p>Utilizan datos de Transparency International (CPI) y World Values Survey (WVS). Analizan percepciones culturales y niveles de confianza institucional en ~50 países, junto con los puntajes CPI</text:p>
          </table:table-cell>
          <table:table-cell table:style-name="ce32" office:value-type="string" calcext:value-type="string">
            <text:p>Análisis correlacional entre variables culturales (confianza, normas sociales) y CPI. Discusión crítica del concepto de corrupción y su medición. Comparación entre percepciones de corrupción y posibles sesgos inducidos por cultura política o exposición mediática.</text:p>
          </table:table-cell>
          <table:table-cell table:style-name="ce30" office:value-type="string" calcext:value-type="string">
            <text:p>Las percepciones de corrupción <text:span text:style-name="T23">no reflejan necesariamente la corrupción real</text:span>, sino creencias, confianza interpersonal, y normas culturales. El CPI <text:span text:style-name="T23">está sesgado hacia visiones occidentales</text:span>, con países no occidentales sistemáticamente penalizados. La corrupción percibida puede ser una <text:span text:style-name="T23">ilusión cultural</text:span><text:span text:style-name="T24">, reforzada por marcos institucionales y sociales.</text:span></text:p>
          </table:table-cell>
          <table:table-cell table:style-name="ce23" office:value-type="string" calcext:value-type="string">
            <text:p>Propone repensar la confianza en rankings como el CPI. Sugiere complementar las mediciones con indicadores objetivos, y considerar factores como historia, religión y medios de comunicación al interpretar percepciones.</text:p>
          </table:table-cell>
        </table:table-row>
        <table:table-row table:style-name="ro8">
          <table:table-cell office:value-type="string" calcext:value-type="string">
            <text:p>Corruption Bias and Information: A Study in the Lab</text:p>
          </table:table-cell>
          <table:table-cell table:style-name="ce28" office:value-type="string" calcext:value-type="string">
            <text:p>Social</text:p>
          </table:table-cell>
          <table:table-cell office:value-type="string" calcext:value-type="string">
            <text:p>Explorar cómo las percepciones individuales sobre corrupción se relacionan con la experiencia directa y cómo la información pública sobre intentos de soborno afecta la propensión a actuar corruptamente.</text:p>
          </table:table-cell>
          <table:table-cell office:value-type="string" calcext:value-type="string">
            <text:p>136 participantes universitarios, divididos en grupos de 4, jugando un juego de bienes públicos repetido con posibilidad de sobornar a un burócrata simulado. Se usaron encuestas de percepción y datos de comportamiento.</text:p>
          </table:table-cell>
          <table:table-cell office:value-type="string" calcext:value-type="string">
            <text:p>Juego de 24 rondas con tratamientos: información privada (PRI) vs. pública (PUB). Se midió: contribuciones al bien público, intentos de soborno, creencias sobre la corrupción de otros y del burócrata. Se aplicaron regresiones y análisis dinámicos.</text:p>
          </table:table-cell>
          <table:table-cell table:style-name="ce32" office:value-type="string" calcext:value-type="string">
            <text:p>Difundir información sobre corrupción reduce su prevalencia y la percepción de corrupción grupal. La percepción está sesgada sin información. Existe dependencia temporal: quien soborna una vez tiende a repetir. Percepciones erróneas alimentan normas sociales permisivas hacia la corrupción.</text:p>
          </table:table-cell>
          <table:table-cell office:value-type="string" calcext:value-type="string">
            <text:p>Muestra cómo la transparencia y la información pública pueden romper ciclos de corrupción. Aporta evidencia experimental que cuestiona el uso exclusivo de encuestas de percepción como indicadores.</text:p>
          </table:table-cell>
        </table:table-row>
        <table:table-row table:style-name="ro13">
          <table:table-cell office:value-type="string" calcext:value-type="string">
            <text:p>RoBERTuito: a pre-trained language model for social media text in Spanish</text:p>
          </table:table-cell>
          <table:table-cell table:style-name="ce28" office:value-type="string" calcext:value-type="string">
            <text:p>Tecnico</text:p>
          </table:table-cell>
          <table:table-cell table:style-name="ce28" office:value-type="string" calcext:value-type="string">
            <text:p>Presentacion de RoBERTuito: un modelo de lenguaje preentrenado para texto en espanol generado por usuarios, que obtuvo muy buenos resultados en diferentes tareas de clasificacion para el espanol, asi como resultados competitivos en tareas en Linguistic Code-Switching Evaluation (LinCE) Ingles-Espanol, y contra modelos monolingues del ingles</text:p>
          </table:table-cell>
          <table:table-cell table:style-name="ce28" office:value-type="string" calcext:value-type="string">
            <text:p>Alrededor de 500 millones de tweets en espanol recolectados con la API de Twitter (Spritzer), tomados de alrededor de 432 mil usuarios. Se descargaron los tweets de una muestra de los usuarios marcados como hispanohablantes (etiquetas obtenidas de una coleccion de Spritzer descargada de archive.org de mayo de 2019). Se filtran tweets con menos de 6 tokens (identificados con el tokenizer entrenado en BETO). Para los tres modelos entrenados, se entrenaron tokenizers con SentencePiece, usando la librería tokenizers en Rust. Se hace un preprocesamiento menor de los datos: limitacion de las repeticiones de caracteres a maximo 3, usuarios convertidos al token especial “@usuario”, hashtags reemplazados por el token especial “hashtag” seguido de su texto (y separado en palabras de ser posible), emojis reemplazados por su representacion en texto (usando la librería emoji) rodeados del token especial “emoji”. Para el espanol, se probo en cuatro tareas de clasificacion (tres del Iberian Languages Evaluation Forum y uno del SemEval2019): análisis de sentimientos (del dataset TASS 2020), análisis de emociones (del dataset de EmoEvent del TASS 2020 workshop), deteccion de ironia (del dataset IroSVa de 2019, el cual ademas contiene comentarios de noticias y foros de debate) y deteccion de discurso de odio (del dataset hatEval Task A). Para el ingles, se probo en las tareas de análisis de emociones, deteccion de discurso de odio (tomados de las secciones en ingles de EmoEvent y HatEval) y análisis de sentimientos (dataset de SemEval 2017 Task-4). Para code-switching (debido a la presencia de usuarios que tambien hablan ingles y spanglish), el modelo se se probo en la subseccion de Espanol-Ingles del Linguistic Code-Switching Evaluation Benchmark (LinCE).</text:p>
          </table:table-cell>
          <table:table-cell table:style-name="ce28" office:value-type="string" calcext:value-type="string">
            <text:p>Se entrenaron tres versiones de RoBERTuito: con mayusculas, sin mayusculas, y sin mayusculas ni acentos (debido a la inconsistencia de su uso por parte de los usuarios). Modelo basado en la arquitectura RoBERTa: 12 capas de self-attention, 12 cabezas de atencion, tamano oculto de 768 (como en BERTweet). Se uso un masked-language objective, ignorando el resto de tareas usadas en BERT y otros. Tamano de batch de 4 mil por la limitacion de recursos, entrenado por 600 mil pasos para los tres modelos. Se evaluó el modelo en dos configuraciones monolingues (espanol e ingles) y en un code-mixed benchmark para tweet que contienen los dos. Se evaluó el rendimiento en otros ambientes mas alla del de unicamente espanol. Para el espanol, se probo en cuatro tareas de clasificacion (tres del Iberian Languages Evaluation Forum y uno del SemEval2019): análisis de sentimientos (positivo, negativo o neutral), análisis de emociones (enojo, asco, miedo, alegria, tristeza, sorpresa), deteccion de ironia y deteccion de discurso de odio (los contiene o no). Para el ingles, se probo en las tareas de análisis de emociones, deteccion de discurso de odio (tomados de las secciones en ingles de EmoEvent y HatEval) y análisis de sentimientos (dataset de SemEval 2017 Task-4). Para code-switching (debido a la presencia de usuarios que tambien hablan ingles y spanglish), el modelo se se probo en la subseccion de Espanol-Ingles.</text:p>
          </table:table-cell>
          <table:table-cell table:style-name="ce24" office:value-type="string" calcext:value-type="string">
            <text:p>El modelo presentado, RoBERTuito, obtiene un mejor rendimiento que otros modelos de lenguaje preentrenados de dominio general en tareas de clasificacion de texto de redes sociales en espanol. Ademas, logra un buen rendimiento de code-switching en tareas Espanol-Ingles, y es competitivo contra modelos monolingues del ingles en el dominio social De las versiones propuestas, las versiones sin mayusculas y sin mayusculas ni acentos obtienen resultados comparables, siendo ambas mejores que la version con mayusculas y acentos.</text:p>
          </table:table-cell>
          <table:table-cell table:style-name="ce28" office:value-type="string" calcext:value-type="string">
            <text:p><text:span text:style-name="T25">Hay sospechas de que los tweets devueltos por Spritzer (alrededor de un 1% del total publicados) no sean una muestra aleatoria, lo que produce muestras sesgadas que pueden resultar en comportamientos sesgados): tanto el dataset como el modelo se hacen publicos para permitir su analisis a este respecto, y los autores dicen que mas adelante auditaran el corpus de entrenamiento. Los autores consideraron que la muestra de usuarios original de archive.org era representativa, por lo que suponen que la muestra tomada de ellos tambien lo seria. En el corpus de entrenamiento hay tweets que no estan en espanol, puesto que solo el tweet original usado para elegir al usuario debia estar en espanol: asi, un estimado hecho con con el modulo de deteccion de lenguaje fasttext sugiere que el 92% de los datos estan en espanol, el 4% en ingles, el 3% en portugues y el resto en otros idiomas. </text:span><text:span text:style-name="T26">El hecho de que el corpus de entrenamiento contuviera texto en otros idiomas y variantes regionales del espanol le dio ciertas capacidades multilingues, en particular en el benchmark LinCE</text:span> Se uso alrededor de la mitad del numero de actualizaciones usadas para entrenar BETO y BERTweet, pero se compensa con el tamano de batch mas grande usado.</text:p>
          </table:table-cell>
        </table:table-row>
        <table:table-row table:style-name="ro14">
          <table:table-cell office:value-type="string" calcext:value-type="string">
            <text:p>Varieties of Democracy Project 2024. Codebook</text:p>
          </table:table-cell>
          <table:table-cell table:style-name="Default" office:value-type="string" calcext:value-type="string">
            <text:p>Indice</text:p>
          </table:table-cell>
          <table:table-cell office:value-type="string" calcext:value-type="string">
            <text:p>Varieties of Democracy (V-Dem) is a new approach to conceptualising and measuring democracy. VDem provides a multidimensional and disaggregated dataset that reflects the complexity of the concept of democracy as a system of rule that goes beyond the simple presence of elections. The V-Dem project distinguishes between seven high-level principles of democracy: electoral, liberal, participatory, deliberative, egalitarian, majoritarian and consensual, and collects data to measure these principles. It is a collaboration among more than 3,000 scholars worldwide which is co-hosted by the Department of Political Science at the University of Gothenburg, Sweden and the Kellogg Institute at the University of Notre Dame, USA. With five principal investigators, 23 project managers with special responsibility for issue areas, more than 33 regional managers, 134 country coordinators, research assistants, and 4,000 country experts, the V-Dem project is one of the largest social science data collection projects focusing on research.</text:p>
          </table:table-cell>
          <table:table-cell office:value-type="string" calcext:value-type="string">
            <text:p>Question: How pervasive is political corruption? Scale: Interval, from low to high (0-1).</text:p>
          </table:table-cell>
          <table:table-cell office:value-type="string" calcext:value-type="string">
            <text:p>Aggregation: The index is arrived at by taking the average of (a) public sector corruption index (v2x_pubcorr); (b) executive corruption index (v2x_execorr); (c) the indicator for legislative corruption (v2lgcrrpt); and (d) the indicator for judicial corruption (v2jucorrdc). In other words, these four different government spheres are weighted equally in the resulting index. We replace missing values for countries with no legislature by only taking the average of a, b and d.</text:p>
          </table:table-cell>
          <table:table-cell table:style-name="Default"/>
          <table:table-cell office:value-type="string" calcext:value-type="string">
            <text:p>Clarification: The directionality of the V-Dem corruption index runs from less corrupt to more corrupt unlike the other V-Dem variables that generally run from less democratic to more democratic situation. The corruption index includes measures of six distinct types of corruption that cover both different areas and levels of the polity realm, distinguishing between executive, legislative and judicial corruption. Within the executive realm, the measures also distinguish between corruption mostly pertaining to bribery and corruption due to embezzlement. Finally, they differentiate between corruption in the highest echelons of the executive at the level of the rulers/cabinet on the one hand, and in the public sector at large on the other. The measures thus tap into several distinguished types of corruption: both ‘petty’ and ‘grand’; both bribery and theft; both corruption aimed and influencing law making and that affecting implementation. <text:span text:style-name="T12">Faltan los datos de 2024, y de los paises en los resultados de busqueda obtenidos, solo falta Puerto Rico. Dado que solo es una pregunta, se usan los valores reportados en el dataset del CPI</text:span></text:p>
          </table:table-cell>
        </table:table-row>
        <table:table-row table:style-name="ro14">
          <table:table-cell office:value-type="string" calcext:value-type="string">
            <text:p>World Justice Project Rule of Law Index 2024</text:p>
          </table:table-cell>
          <table:table-cell table:style-name="Default" office:value-type="string" calcext:value-type="string">
            <text:p>Indice</text:p>
          </table:table-cell>
          <table:table-cell office:value-type="string" calcext:value-type="string">
            <text:p>The World Justice Project (WJP) is an independent, not-for-profit organisation working to advance the rule of law for the development of communities of opportunity and equity. The WJP’s multi-national, multi-disciplinary efforts are dedicated to developing practical programmes in support of the rule of law around the world. The work of the WJP is based on two complementary premises: the rule of law is the foundation for communities of opportunity and equity, and multi-disciplinary collaboration is the most effective way to advance the rule of law. The WJP Rule of Law Index is an assessment tool designed by The WJP to offer a detailed and comprehensive picture of the extent to which countries/territories adhere to the rule of law in practice. The Index provides detailed information and original data regarding a variety of dimensions of the rule of law, which enables stakeholders to assess a nation’s adherence to the rule of law in practice, identify a nation’s strengths and weaknesses in comparison to similarly situated countries, and track changes over time</text:p>
          </table:table-cell>
          <table:table-cell office:value-type="string" calcext:value-type="string">
            <text:p>The Index’s rankings and scores are the product of a rigorous data collection and aggregation process. Data comes from a global poll of the general public and detailed questionnaires administered to local experts (in-country practitioners and academics with expertise in civil and commercial law, criminal justice, labour law, and public health). </text:p>
          </table:table-cell>
          <table:table-cell office:value-type="string" calcext:value-type="string">
            <text:p>Scores are given on a continuous scale from a low of 0 to a high of 1. Index 2: Absence of corruption A total of 53 questions are asked of experts on the extent to which government officials use public office for private gain. These questions touch on a variety of sectors within government including the public health system, regulatory agencies, the police, and the courts. Individual questions are aggregated into four sub-indices: • 2.1 Government officials in the executive branch do not use public office for private gain • 2.2 Government officials in the judicial branch do not use public office for private gain • 2.3 Government officials in the police and the military do not usepublic office for private gain • 2.4 Government officials in the legislature do not use public office for private gain Only the scores provided by the experts were considered for the CPI calculations. The four subindicators are then averaged to create a single score</text:p>
          </table:table-cell>
          <table:table-cell table:style-name="Default"/>
          <table:table-cell table:style-name="ce28"/>
        </table:table-row>
        <table:table-row table:style-name="ro16">
          <table:table-cell office:value-type="string" calcext:value-type="string">
            <text:p>Bertelsmann Stiftung Transformation Index 2024. BTI 2024</text:p>
            <text:p>Codebook for Country Assessments</text:p>
          </table:table-cell>
          <table:table-cell table:style-name="Default" office:value-type="string" calcext:value-type="string">
            <text:p>Indice</text:p>
          </table:table-cell>
          <table:table-cell office:value-type="string" calcext:value-type="string">
            <text:p>The Bertelsmann Stiftung (BF) was founded 1977 as a private foundation. As a think tank, they work toward improved education, a just and efficient economic system, a preventative healthcare system, a vibrant civil society and greater international understanding. The Bertelsmann Stiftung is independent and nonpartisan. It designs, launches and runs its projects. The Transformation Index provides the framework for an exchange of good practice among agents of reform. Within this framework, the Bertelsmann Stiftung Transformation Index (BTI) publishes two rankings, the Status Index and the Management Index, based on in-depth assessments of 137 countries. The scores are based on detailed country reports, which assess 52 questions divided into 17 criteria. Two experts per country provide assessments. Country assessments consist of two sections: the written evaluation of the state of transformation and management performance in a country (country report) and the numerical evaluation of the state of transformation and management performance (country ratings). Scores are given by a country expert, who then reviews them blindly by a second country expert, who also provides a second independent rating of the country. These expert scores are then verified and discussed by regional coordinators to ensure intra and inter-regional comparability in ratings. In addition, BF has also instituted an extra layer of verification to ensure the scores provided match the qualitative descriptions for each country</text:p>
          </table:table-cell>
          <table:table-cell office:value-type="string" calcext:value-type="string">
            <text:p><text:span text:style-name="T19">Experts are asked to assess: “Q3.3 To what extent are public officeholders who abuse their positions prosecuted or penalised?” Assessments range from: § A low of 1, where “Officeholders who break the law and engage in corruption can do so without fear of legal consequences or adverse publicity.” § To a high of 10, “Officeholders who break the law and engage in corruption are prosecuted rigorously under established laws and always attract adversepublicity.” “Q15.3 To what extent does the government successfully contain corruption?” Assessments range from: § From a low of 1, “The government fails to contain corruption, and there are no integrity mechanisms in place.” § To a high of 10, “The government is successful in containing corruption, and all integrity mechanisms are in place and effective.”. </text:span><text:span text:style-name="T20">Regions:</text:span></text:p>
            <text:p><text:span text:style-name="T21">1 | East-Central and Southeast Europe</text:span></text:p>
            <text:p><text:span text:style-name="T21">2 | Latin America and the Caribbean</text:span></text:p>
            <text:p><text:span text:style-name="T21">3 | West and Central Africa</text:span></text:p>
            <text:p><text:span text:style-name="T21">4 | Middle East and North Africa</text:span></text:p>
            <text:p><text:span text:style-name="T21">5 | Southern and Eastern Africa</text:span></text:p>
            <text:p><text:span text:style-name="T21">6 | Eastern Europe, Caucasus, Central Asia</text:span></text:p>
            <text:p><text:span text:style-name="T21">7 | Asia and Oceania</text:span> </text:p>
          </table:table-cell>
          <table:table-cell office:value-type="string" calcext:value-type="string">
            <text:p>Scores are assigned on a scale of 1-10, with 10 being the lowest level of corruption and one being the highest. The score for each country is an average of the two questions. The BTI codebook for the previous edition is accessible here: https://btiproject.org/fileadmin/api/content/en/downloads/codebooks/BTI2024_Codebook.pdf. The BTI is based on a qualitative expert survey in which written assessments are translated into numerical ratings and examined in a multi-stage review process to make them comparable within and across regions. The country assessment process has both a qualitative and quantitative component, in each case performed by two country experts. As a rule, one foreign and one local expert are involved in the evaluation process; this ensures that both external and internal perspectives are considered during the assessment and helps counteract subjective influence. In total, 280 experts from leading research institutions worldwide contribute to producing the country reports. To ensure the validity, reliability, and comparability of the assessment, each score undergoes a multi-step review process by the country experts, the regional coordinators, the project team, and the BTI board. The scores and responses provided by the experts for each of the 49 indicators are initially reviewed by regional coordinators, who examine the content to ensure it is complete and consistent. Country scores pass through an intra-regional review stage followed by an inter-regional review and ratings aggregation.</text:p>
          </table:table-cell>
          <table:table-cell table:style-name="Default"/>
          <table:table-cell table:style-name="ce28"/>
        </table:table-row>
        <table:table-row table:style-name="ro16">
          <table:table-cell office:value-type="string" calcext:value-type="string">
            <text:p>World Economic Forum Executive Opinion Survey 2024</text:p>
          </table:table-cell>
          <table:table-cell table:style-name="Default" office:value-type="string" calcext:value-type="string">
            <text:p>Indice</text:p>
          </table:table-cell>
          <table:table-cell office:value-type="string" calcext:value-type="string">
            <text:p>The World Economic Forum is an independent international organisation committed to improving the state of the world by engaging business, political, academic and other leaders of society to shape global, regional and industry agendas. Incorporated as a not-for-profit foundation in 1971 and headquartered in Geneva, Switzerland, the Forum is not tied to political, partisan or national interests. The Executive Opinion Survey (EOS) is the World Economic Forum's annual survey of business executives. The survey has evolved over time to capture new data points essential to the Global Competitiveness Index (GCI) and other Forum indexes. The Forum's Global Competitiveness and Benchmarking Network works closely with over 160 partner institutes that administer the survey in their respective countries/territories. They are selected because of their capacity to reach out to leading business executives, as well as their understanding of the national business environment and their commitment to the Forum's research on competitiveness. The partner institutes are, for the most part, well-respected economics departments of national universities, independent research institutes or business organisations. The surveys are conducted according to detailed guidelines aiming at collecting a sample stratified by sector of activity and company size. The EOS administration process is reviewed on a yearly basis and underwent an external review in 2008 and 2012 by a renowned survey expert consultancy</text:p>
          </table:table-cell>
          <table:table-cell office:value-type="string" calcext:value-type="string">
            <text:p>Survey respondents were asked: (On a scale of 1-7, where 1 means very common and 7 means never) “In your country, how common is it for firms to make undocumented extra payments or bribes connected with the following: a) Imports and exports b) Public Utilities c) Annual tax payments d) Awarding of public contracts and licenses e) Obtaining favourable judicial decisions.” (On a scale of 1-7, where 1 means very common and 7 means never) “In your country, how common is diversion of public funds to companies, individuals or groups due to corruption?"</text:p>
          </table:table-cell>
          <table:table-cell office:value-type="string" calcext:value-type="string">
            <text:p>Each question is scored by respondents on a scale of 1-7. The results of parts a) to e) of the first question are averaged to create a single score and averaged with the results of the second question to obtain a single score per country/territory.</text:p>
          </table:table-cell>
          <table:table-cell table:style-name="Default"/>
          <table:table-cell table:style-name="ce28" office:value-type="string" calcext:value-type="string">
            <text:p>Se envio la solicitud para acceder a los datos, falta revisar que los envien</text:p>
          </table:table-cell>
        </table:table-row>
        <table:table-row table:style-name="ro21">
          <table:table-cell table:style-name="Default" office:value-type="string" calcext:value-type="string">
            <text:p>CPI 2024</text:p>
          </table:table-cell>
          <table:table-cell table:style-name="Default" office:value-type="string" calcext:value-type="string">
            <text:p>Indice</text:p>
          </table:table-cell>
          <table:table-cell office:value-type="string" calcext:value-type="string">
            <text:p>Transparency International is a global movement with one vision: a world in which government, business, civil society and the daily lives of people are free of corruption. With more than 100 chapters worldwide and an international secretariat in Berlin, we are leading the fight against corruption to turn this vision into reality.</text:p>
          </table:table-cell>
          <table:table-cell office:value-type="string" calcext:value-type="string">
            <text:p>The Corruption Perceptions Index (CPI) aggregates data from a number of different sources that provide perceptions among businesspeople and country experts of the level of corruption in the public sector.</text:p>
          </table:table-cell>
          <table:table-cell office:value-type="string" calcext:value-type="string">
            <text:p>Transparency International takes the following steps to calculate the CPI: 1. SELECT DATA SOURCES Each data source used to construct the CPI must fulfil the following criteria to qualify as valid: • quantifies risks or perceptions of corruption in the public sector • is based on a reliable and valid methodology • comes from a reputable organisation • allows for sufficient variation of scores to  distinguish between countries • ranks a substantial number of countries • considers only the assessments of country experts or businesspeople • is regularly updated. The CPI 2024 is calculated using 13 different data sources from 12 different institutions that capture perceptions of corruption within the past two years. 2. STANDARDISE DATA SOURCES TO A SCALE OF 0-100 This standardisation is achieved by subtracting the mean of each source in the baseline year from each country score, then dividing by the standard deviation of that source in the baseline year. This subtraction and division using the baseline year parameters ensures that the CPI scores are comparable year on year since 2012. After this procedure, the standardised scores are transformed to the CPI scale by multiplying them with the value of the CPI standard deviation in 2012 (20) and adding the mean of the CPI in 2012 (45), so that the dataset fits the CPI’s 0-100 scale. 3. CALCULATE THE AVERAGE For a country or territory to be included in the CPI, it must be assessed by a minimum of three sources. A country’s CPI score is calculated as the average of all standardised scores available for it. Scores are rounded to whole numbers. 4. REPORT THE MEASURE OF UNCERTAINTY The CPI score is accompanied by a standard error and confidence interval. This captures the variation across the data sources available for a country or territory.</text:p>
          </table:table-cell>
          <table:table-cell table:style-name="Default"/>
          <table:table-cell table:style-name="ce28"/>
        </table:table-row>
        <table:table-row table:style-name="ro18">
          <table:table-cell office:value-type="string" calcext:value-type="string">
            <text:p>S&amp;P Global Insights Business Conditions and Risk Indicators 2023</text:p>
          </table:table-cell>
          <table:table-cell table:style-name="Default" office:value-type="string" calcext:value-type="string">
            <text:p>Indice</text:p>
          </table:table-cell>
          <table:table-cell office:value-type="string" calcext:value-type="string">
            <text:p>Founded in 1959, IHS Global Insight is a global information company employing more than 5,100 people in more than 30 countries around the world. It provides a wide range of online services covering macroeconomics, country risk and individual sector analysis. In 2022, IHS Markit merged with S&amp;P Global The Global Insight Country Risk Rating System has been in operation since 1999 and provides a sixfactor analysis of the risk environment in over 200 countries/territories. The six factors are political, economic, legal, tax operational and security risk. The corruption risk score used in the CPI is drawn from Global Insight Business Conditions and Risk Indicators. The assessments are made by over 100 in-house country specialists, who also draw on the expert opinions of in-country freelancers, clients and other contacts. The ratings reflect IHS Global Insights expert perceptions of the comparative level of the problem in each country/territory. The ratings assess the broad range of corruption, from petty bribe-paying to higher-level political corruption and the scores assigned to each country are based on a qualitative assessment of corruption in each country/territory.</text:p>
          </table:table-cell>
          <table:table-cell office:value-type="string" calcext:value-type="string">
            <text:p>Experts are asked to assess: The risk is that individuals/companies will face bribery or other corrupt practices to carry out business, from securing major contracts to being allowed to import/export a small product or obtain everyday paperwork. This threatens a company's ability to operate in a country or opens it up to legal or regulatory penalties and reputational damage</text:p>
          </table:table-cell>
          <table:table-cell office:value-type="string" calcext:value-type="string">
            <text:p>The ratings range from a minimum of 1.0 (maximum corruption) to 5.0 (minimum corruption) and allow for half-point intermediate scores (e.g. 3.5).</text:p>
          </table:table-cell>
          <table:table-cell table:style-name="Default"/>
          <table:table-cell table:style-name="ce28" office:value-type="string" calcext:value-type="string">
            <text:p>En el dataset no aparecen los datos de 2023 (el que dice el CPI Source Description que se usa para el CPI de 2024). No se menciona cuantas preguntas se usan, por lo que se deciden usar los datos presentes en el dataset del CPI</text:p>
          </table:table-cell>
        </table:table-row>
        <table:table-row table:style-name="ro19">
          <table:table-cell office:value-type="string" calcext:value-type="string">
            <text:p>PRS International Country Risk Guide</text:p>
          </table:table-cell>
          <table:table-cell table:style-name="Default" office:value-type="string" calcext:value-type="string">
            <text:p>Indice</text:p>
          </table:table-cell>
          <table:table-cell office:value-type="string" calcext:value-type="string">
            <text:p>Based in the vicinity of Syracuse, New York, since its founding in 1979, the PRS Group has consistently focused on political risk analysis. On a monthly basis since 1980, their International Country Risk Guide (ICRG) has produced political, economic and financial risk ratings for countries/territories important to international business. The ICRG now monitors 140 countries/territories. ICRG ratings form the basis of an early warning system for opportunities and pitfalls, country-by-country. ICRG staff collect political information and convert it to risk points on the basis of a consistent pattern of evaluation. Political risk assessments and other political information form the basis of ICRG risk ratings. It is, therefore, possible for the user to check through the information and data so as to assess the ratings against their own assessments or against some other risk ratings system</text:p>
          </table:table-cell>
          <table:table-cell office:value-type="string" calcext:value-type="string">
            <text:p>This is an assessment of corruption within the political system. The most common form of corruption met directly by businesses is financial corruption in the form of demands for special payments and bribes connected with import and export licenses, exchange controls, tax assessments, police protection or loans. The measure is most concerned with actual or potential corruption in the form of excessive patronage, nepotism, job reservations, exchange of favours, secret party funding and suspiciously close ties between politics and business</text:p>
          </table:table-cell>
          <table:table-cell office:value-type="string" calcext:value-type="string">
            <text:p>The corruption scores are given on a scale of 0 (highest potential risk) to 6 (lowest potential risk) on a monthly basis. Half points are given. The monthly ratings are then aggregated using a simple average to create a single country score</text:p>
          </table:table-cell>
          <table:table-cell table:style-name="Default"/>
          <table:table-cell table:style-name="ce28" office:value-type="string" calcext:value-type="string">
            <text:p>Aunque los datos no son publicos, se menciona que se recopilan mensualmente, y todos los correspondientes al ano usado se promedian para usarlo en el CPI: siempre se evalua lo mismo, por lo tanto se considera que se hace una sola pregunta y pueden usarse los datos en el dataset del CPI</text:p>
          </table:table-cell>
        </table:table-row>
        <table:table-row table:style-name="ro14">
          <table:table-cell office:value-type="string" calcext:value-type="string">
            <text:p>Economist Intelligence Unit Country Ratings</text:p>
          </table:table-cell>
          <table:table-cell table:style-name="Default" office:value-type="string" calcext:value-type="string">
            <text:p>Indice</text:p>
          </table:table-cell>
          <table:table-cell office:value-type="string" calcext:value-type="string">
            <text:p>Founded in 1941, Freedom House is an independent watchdog organisation that supports the expansion of freedom around the world. Freedom House supports democratic change, monitors freedom and advocates for democracy and human rights. The Nations in Transit (NIT) measures democratisation in 29 nations and administrative areas throughout Central Europe and the Newly Independent States (NIS). The reports focus on democratic progress and setbacks. Each report focuses on the following thematic areas: national democratic governance, electoral process, civil society, independent media, local democratic governance, judicial framework and independence, and corruption. The NIT surveys were produced by Freedom House staff and consultants. Relevant authorities recommended the latter and are regional or country specialists. Various sources were used in compiling the report, including multilateral lending institutions, non-governmental organisations, other international organisations, local newspapers and magazines, and select government data</text:p>
          </table:table-cell>
          <table:table-cell office:value-type="string" calcext:value-type="string">
            <text:p>The Freedom House experts are asked to explore a range of indicative questions, including: • Has the government implemented effective anti-corruption initiatives? • Is the country’s economy free of excessive state involvement? • Is the government free from excessive bureaucratic regulations, registration requirements, and other controls that increase opportunities for corruption? • Are there significant limitations on the participation of government officials in economiclife? • Are there adequate laws requiring financial disclosure and disallowing conflict of interest? • Does the government advertise jobs and contracts? • Does the state enforce an effective legislative or administrative process—particularly one that is free of prejudice against one’s political opponents—to prevent, investigate, and prosecute the corruption of government officials and civil servants? • Do whistle-blowers, anti-corruption activists, investigators, and journalists enjoy legal protections that make them feel secure about reporting cases of bribery andcorruption? • Are allegations of corruption given a wide and extensive airing in the media? • Does the public display a high intolerance for official corruption?</text:p>
          </table:table-cell>
          <table:table-cell office:value-type="string" calcext:value-type="string">
            <text:p>Ratings run from 1 (lowest level of corruption) to 7 (highest level of corruption) and allow for half-point and quarter-point intermediate scores (e.g. 3.25). In 2020, Freedom House reversed the scale of the indicator and countries are now rated on a scale of 1(lowest level of corruption) to 7 (highest level of corruption). To make the numbers comparable when incorporated into the CPI, they are first transformed into the old scale. This is done simply by subtracting each country's score from a base value of 8. The score is a generalised composite measure of corruption that includes an assessment of all areas covered by the indicative questions.</text:p>
          </table:table-cell>
          <table:table-cell table:style-name="Default"/>
          <table:table-cell office:value-type="string" calcext:value-type="string">
            <text:p>For all 29 countries in NIT, Freedom House—in consultation with the report authors, a panel of academic advisers, and a group of regional expert reviewers—has provided numerical ratings in the seven categories listed above. The ratings are based on a scale of 1 to 7, with 1 representing the lowest and 7 the highest level of democratic progress. Authors of individual country reports suggest preliminary ratings in all seven categories covered by the study, ensuring that substantial evidence is provided where a score change is proposed. Each draft report is then sent to several regional expert reviewers, who provide comments on both the score change and the quality of its justification in the report’s text. Over the course of a two-day meeting, Freedom House’s academic advisory board discusses and evaluates all ratings. Report authors are given the opportunity to dispute any revised rating that differs from the original by more than 0.50 points. <text:span text:style-name="T12">No encuentro como accesar a los datos de los paises de interes</text:span></text:p>
          </table:table-cell>
        </table:table-row>
        <table:table-row table:style-name="ro20">
          <table:table-cell office:value-type="string" calcext:value-type="string">
            <text:p>Comparing rankings of search results on the Web</text:p>
          </table:table-cell>
          <table:table-cell table:style-name="ce24" office:value-type="string" calcext:value-type="string">
            <text:p>Tecnico</text:p>
          </table:table-cell>
          <table:table-cell office:value-type="string" calcext:value-type="string">
            <text:p>Analizar qué tan similares son los rankings de resultados producidos por distintos motores de búsqueda (Google, AltaVista, AlltheWeb y HotBot) para las mismas consultas, y proponer una forma de compararlos cuando los conjuntos de resultados no coinciden completamente.</text:p>
          </table:table-cell>
          <table:table-cell office:value-type="string" calcext:value-type="string">
            <text:p>Se usaron 15 consultas en el área de information retrieval, ejecutadas el 7 de diciembre de 2003 en cuatro motores de búsqueda. Se recopilaron las listas completas de URLs obtenidas (hasta 1000 por motor).</text:p>
          </table:table-cell>
          <table:table-cell office:value-type="string" calcext:value-type="string">
            <text:p>Se midió la similitud de los rankings solo en los documentos compartidos entre motores. Se aplicó Spearman’s rho para pares de buscadores y Kendall’s W para grupos de tres o más. Se compararon además con la métrica F(k+1) de Fagin et al. (2003), mostrando que esta última se ve muy afectada por la baja superposición de resultados.</text:p>
          </table:table-cell>
          <table:table-cell table:style-name="ce24" office:value-type="string" calcext:value-type="string">
            <text:p>Se encontró que los motores de búsqueda emplean algoritmos de ranking muy diferentes. Las correlaciones fueron generalmente bajas, especialmente entre Google – AlltheWeb. El método propuesto permite comparar ordenamientos sin penalizar motores con menos cobertura.</text:p>
          </table:table-cell>
          <table:table-cell office:value-type="string" calcext:value-type="string">
            <text:p>El trabajo destaca la existencia de “fronteras de información”: diferencias notables en los resultados pese a consultas idénticas. Propone realizar estudios periódicos, pues los algoritmos cambian continuamente. No evalúa cuál ranking es “mejor”, solo su grado de similitud.</text:p>
          </table:table-cell>
        </table:table-row>
        <table:table-row table:style-name="ro5">
          <table:table-cell office:value-type="string" calcext:value-type="string">
            <text:p>A Measure of Similarity of Textual Data Using Spearman’s Rank Correlation Coefficient</text:p>
          </table:table-cell>
          <table:table-cell table:style-name="ce24" office:value-type="string" calcext:value-type="string">
            <text:p>Tecnico</text:p>
          </table:table-cell>
          <table:table-cell office:value-type="string" calcext:value-type="string">
            <text:p>Proponer una nueva técnica para medir la similitud entre documentos de texto (textual data) basada en el coeficiente de correlación de rangos de Spearman (SRCC), con el fin de mejorar la extracción de conocimiento (Knowledge Extraction) respecto a métodos clásicos como la similitud coseno o el coeficiente de Pearson.</text:p>
          </table:table-cell>
          <table:table-cell office:value-type="string" calcext:value-type="string">
            <text:p>Se utilizaron 14 documentos de texto (TDs) provenientes de diferentes temas (alienígenas, historias, leyes, noticias) disponibles en el sitio textfiles.com/directory.html.</text:p>
          </table:table-cell>
          <table:table-cell office:value-type="string" calcext:value-type="string">
            <text:p>Cada documento se representa como un vector de pesos TF-IDF. Se comparan tres medidas de similitud: Cosine Similarity (CS), Pearson Correlation Coefficient (PCC) y Spearman’s Rank Correlation Coefficient (SRCC). SRCC asigna rangos a los valores TF-IDF y evalúa la correlación no lineal entre ellos, permitiendo capturar similitudes semánticas cuando el orden de las palabras difiere.</text:p>
          </table:table-cell>
          <table:table-cell table:style-name="ce24" office:value-type="string" calcext:value-type="string">
            <text:p>SRCC logra resultados comparables o mejores que CS y PCC, especialmente en textos con orden diferente pero contenido semántico similar. Aunque no es perfecta, la técnica demuestra ser efectiva para capturar asociaciones no lineales en datos textuales y se considera prometedora para aplicaciones futuras en clustering y clasificación.</text:p>
          </table:table-cell>
          <table:table-cell office:value-type="string" calcext:value-type="string">
            <text:p>El estudio sugiere que la medida SRCC podría mejorar tareas de minería de texto y extracción de conocimiento en contextos de big data. Los autores planean extender el trabajo a técnicas de aprendizaje automático. Incluye ejemplos ilustrativos con frases que muestran las limitaciones del coseno frente a SRCC.</text:p>
          </table:table-cell>
        </table:table-row>
        <table:table-row table:style-name="ro5">
          <table:table-cell office:value-type="string" calcext:value-type="string">
            <text:p>Retrieval Evaluation with Incomplete Information</text:p>
          </table:table-cell>
          <table:table-cell table:style-name="ce24" office:value-type="string" calcext:value-type="string">
            <text:p>Tecnico</text:p>
          </table:table-cell>
          <table:table-cell office:value-type="string" calcext:value-type="string">
            <text:p>Evaluar la robustez de la metodología Cranfield frente a la incompletitud o imperfección de los juicios de relevancia en colecciones de evaluación para recuperación de información (IR), y proponer una nueva métrica más estable bajo estas condiciones.</text:p>
          </table:table-cell>
          <table:table-cell office:value-type="string" calcext:value-type="string">
            <text:p>Se utilizaron tres colecciones del TREC (Text Retrieval Conference): TREC-8, TREC-10 y TREC-12, con entre 50 y 100 tópicos y hasta 1.7 millones de documentos. Se aplicaron las métricas sobre los runs enviados por múltiples sistemas de búsqueda.</text:p>
          </table:table-cell>
          <table:table-cell office:value-type="string" calcext:value-type="string">
            <text:p>Se compararon métricas tradicionales (Precision@10, R-Precision, MAP) con una nueva medida llamada bpref (binary preference), que evalúa cuántos documentos no relevantes son recuperados antes que los relevantes, basándose solo en los documentos con juicios conocidos. Se analizaron los efectos de reducir progresivamente la cantidad y calidad de juicios de relevancia y se midió la estabilidad de los rankings con Kendall’s τ.</text:p>
          </table:table-cell>
          <table:table-cell table:style-name="ce24" office:value-type="string" calcext:value-type="string">
            <text:p>Las métricas tradicionales (MAP, P@10, R-prec) son poco robustas ante juicios de relevancia incompletos. La métrica bpref se mantiene altamente correlacionada con MAP cuando los juicios son completos, pero muestra mayor estabilidad cuando los juicios son parciales o imperfectos. Esto la hace adecuada para colecciones grandes o dinámicas con información incompleta.</text:p>
          </table:table-cell>
          <table:table-cell office:value-type="string" calcext:value-type="string">
            <text:p>Propone bpref como métrica preferida para evaluar sistemas IR con juicios incompletos. El trabajo sienta bases para construir colecciones de evaluación más grandes sin requerir juicios exhaustivos. Se observan limitaciones si los juicios están sesgados hacia ciertos sistemas o si el sistema evaluado no participó en el pooling.</text:p>
          </table:table-cell>
        </table:table-row>
        <table:table-row table:style-name="ro6">
          <table:table-cell office:value-type="string" calcext:value-type="string">
            <text:p>On Rank Correlation in Information Retrieval Evaluation</text:p>
          </table:table-cell>
          <table:table-cell table:style-name="ce24" office:value-type="string" calcext:value-type="string">
            <text:p>Tecnico</text:p>
          </table:table-cell>
          <table:table-cell office:value-type="string" calcext:value-type="string">
            <text:p>Analizar críticamente el uso de diferentes estadísticos de correlación de rankings en la evaluación de sistemas de recuperación de información, mostrando sus ventajas, limitaciones y efectos sobre la interpretación experimental.</text:p>
          </table:table-cell>
          <table:table-cell office:value-type="string" calcext:value-type="string">
            <text:p>No se recolectan datos nuevos; el análisis se basa en ejemplos numéricos y en resultados previos sobre rankings de páginas web generados por PageRank y colecciones TREC. Se utiliza el dataset WT10g para ilustrar comparaciones entre rankings.</text:p>
          </table:table-cell>
          <table:table-cell office:value-type="string" calcext:value-type="string">
            <text:p>Examina y compara distintos test estadísticos de correlación de rankings —Kendall’s τ, Spearman’s ρ, Kolmogorov–Smirnov’s D y el estadístico de Cramér–von Mises (W²)—, evaluando sus hipótesis nulas, sensibilidad y comportamiento con distintos tamaños de muestra. Se demuestra mediante simulaciones y ejemplos con rankings de PageRank cómo τ puede inducir interpretaciones erróneas cuando el tamaño de muestra crece o cuando las permutaciones afectan las primeras posiciones.</text:p>
          </table:table-cell>
          <table:table-cell table:style-name="ce24" office:value-type="string" calcext:value-type="string">
            <text:p>Argumenta que ninguna medida es suficiente por sí sola para evaluar la concordancia entre rankings. Propone usar múltiples estadísticas complementarias (τ y D) para obtener una visión más completa del tipo y grado de correlación. Señala que Kendall’s τ tiende a sobreestimar la concordancia en rankings grandes, mientras que Kolmogorov–Smirnov’s D es más adecuado para detectar discordancias locales (especialmente en las primeras posiciones).</text:p>
          </table:table-cell>
          <table:table-cell office:value-type="string" calcext:value-type="string">
            <text:p>El trabajo ofrece una interpretación crítica del uso de τ en IR, destacando su limitación para experimentos con muchas observaciones o rankings parcialmente correlacionados. Sugiere considerar la hipótesis nula como “discordancia esperada” y usar varios tests para fortalecer conclusiones. Se aplican los análisis a PageRank, mostrando cómo las correlaciones altas pueden ocultar cambios significativos en las primeras posicion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5:26:24.896860692</meta:creation-date>
    <meta:editing-duration>PT18H6M7S</meta:editing-duration>
    <meta:editing-cycles>23</meta:editing-cycles>
    <meta:generator>LibreOffice/7.3.7.2$Linux_X86_64 LibreOffice_project/30$Build-2</meta:generator>
    <dc:date>2025-10-23T18:43:33.386991518</dc:date>
    <meta:document-statistic meta:table-count="1" meta:cell-count="183" meta:object-count="0"/>
  </office:meta>
</office:document-meta>
</file>